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7264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a_1000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957" calcext:value-type="float">
            <text:p>18.957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80% 1% 2% 1% 20% 2%</text:p>
          </table:table-cell>
          <table:table-cell office:value-type="float" office:value="18.967" calcext:value-type="float">
            <text:p>18.9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757" calcext:value-type="float">
            <text:p>18.757</text:p>
          </table:table-cell>
          <table:table-cell office:value-type="float" office:value="8768" calcext:value-type="float">
            <text:p>8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42% 2% 1% 1% 59% 1% 1%</text:p>
          </table:table-cell>
          <table:table-cell office:value-type="float" office:value="18.763" calcext:value-type="float">
            <text:p>18.76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879" calcext:value-type="float">
            <text:p>18.879</text:p>
          </table:table-cell>
          <table:table-cell office:value-type="float" office:value="8596" calcext:value-type="float">
            <text:p>8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1% 86% 1% 1% 2% 15%</text:p>
          </table:table-cell>
          <table:table-cell office:value-type="float" office:value="18.882" calcext:value-type="float">
            <text:p>18.8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835" calcext:value-type="float">
            <text:p>18.835</text:p>
          </table:table-cell>
          <table:table-cell office:value-type="float" office:value="8792" calcext:value-type="float">
            <text:p>8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0% 1% 1% 1% 11% 1% 1%</text:p>
          </table:table-cell>
          <table:table-cell office:value-type="float" office:value="18.839" calcext:value-type="float">
            <text:p>18.8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74" calcext:value-type="float">
            <text:p>18.74</text:p>
          </table:table-cell>
          <table:table-cell office:value-type="float" office:value="8736" calcext:value-type="float">
            <text:p>8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% 1% 1% 1% 10% 1% 1% 1%</text:p>
          </table:table-cell>
          <table:table-cell office:value-type="float" office:value="18.744" calcext:value-type="float">
            <text:p>18.7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803" calcext:value-type="float">
            <text:p>18.803</text:p>
          </table:table-cell>
          <table:table-cell office:value-type="float" office:value="8764" calcext:value-type="float">
            <text:p>8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2% 1% 1% 16% 1% 1% 1%</text:p>
          </table:table-cell>
          <table:table-cell office:value-type="float" office:value="18.807" calcext:value-type="float">
            <text:p>18.80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957" calcext:value-type="float">
            <text:p>18.957</text:p>
          </table:table-cell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5% 1% 1% 1% 7% 1% 1%</text:p>
          </table:table-cell>
          <table:table-cell office:value-type="float" office:value="18.962" calcext:value-type="float">
            <text:p>18.96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669" calcext:value-type="float">
            <text:p>18.669</text:p>
          </table:table-cell>
          <table:table-cell office:value-type="float" office:value="8808" calcext:value-type="float">
            <text:p>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2% 2% 1% 1% 18%</text:p>
          </table:table-cell>
          <table:table-cell office:value-type="float" office:value="18.672" calcext:value-type="float">
            <text:p>18.67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765" calcext:value-type="float">
            <text:p>18.765</text:p>
          </table:table-cell>
          <table:table-cell office:value-type="float" office:value="8740" calcext:value-type="float">
            <text:p>8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6% 2% 2% 2% 44% 1% 1%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6" calcext:value-type="float">
            <text:p>916</text:p>
          </table:table-cell>
          <table:table-cell office:value-type="float" office:value="18.799" calcext:value-type="float">
            <text:p>18.799</text:p>
          </table:table-cell>
          <table:table-cell office:value-type="float" office:value="8832" calcext:value-type="float">
            <text:p>8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4% 1% 2% 2% 47% 1% 1%</text:p>
          </table:table-cell>
          <table:table-cell office:value-type="float" office:value="18.804" calcext:value-type="float">
            <text:p>18.8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276332" calcext:value-type="float">
            <text:p>276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30% 32% 6% 12% 16% 23% 6%</text:p>
          </table:table-cell>
          <table:table-cell office:value-type="float" office:value="133.823" calcext:value-type="float">
            <text:p>133.82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45.561" calcext:value-type="float">
            <text:p>145.561</text:p>
          </table:table-cell>
          <table:table-cell office:value-type="float" office:value="275964" calcext:value-type="float">
            <text:p>27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27% 24% 21% 5% 14% 16% 22%</text:p>
          </table:table-cell>
          <table:table-cell office:value-type="float" office:value="145.165" calcext:value-type="float">
            <text:p>145.16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4.815" calcext:value-type="float">
            <text:p>134.815</text:p>
          </table:table-cell>
          <table:table-cell office:value-type="float" office:value="279144" calcext:value-type="float">
            <text:p>279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% 19% 14% 10% 11% 14% 9% 9%</text:p>
          </table:table-cell>
          <table:table-cell office:value-type="float" office:value="134.422" calcext:value-type="float">
            <text:p>134.42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0.022" calcext:value-type="float">
            <text:p>130.022</text:p>
          </table:table-cell>
          <table:table-cell office:value-type="float" office:value="280004" calcext:value-type="float">
            <text:p>28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0% 22% 2% 2% 19% 17% 2%</text:p>
          </table:table-cell>
          <table:table-cell office:value-type="float" office:value="129.626" calcext:value-type="float">
            <text:p>129.62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0.886" calcext:value-type="float">
            <text:p>130.886</text:p>
          </table:table-cell>
          <table:table-cell office:value-type="float" office:value="268860" calcext:value-type="float">
            <text:p>26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6% 6% 54% 4% 8% 6% 25%</text:p>
          </table:table-cell>
          <table:table-cell office:value-type="float" office:value="130.456" calcext:value-type="float">
            <text:p>130.45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2.118" calcext:value-type="float">
            <text:p>132.118</text:p>
          </table:table-cell>
          <table:table-cell office:value-type="float" office:value="273156" calcext:value-type="float">
            <text:p>273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9% 1% 1% 1% 20% 1%</text:p>
          </table:table-cell>
          <table:table-cell office:value-type="float" office:value="131.671" calcext:value-type="float">
            <text:p>131.67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29.819" calcext:value-type="float">
            <text:p>129.819</text:p>
          </table:table-cell>
          <table:table-cell office:value-type="float" office:value="278644" calcext:value-type="float">
            <text:p>278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% 2% 2% 31% 3% 1% 2% 24%</text:p>
          </table:table-cell>
          <table:table-cell office:value-type="float" office:value="129.425" calcext:value-type="float">
            <text:p>129.42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2.932" calcext:value-type="float">
            <text:p>132.932</text:p>
          </table:table-cell>
          <table:table-cell office:value-type="float" office:value="268424" calcext:value-type="float">
            <text:p>268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% 26% 1% 1% 4% 28% 1% 1%</text:p>
          </table:table-cell>
          <table:table-cell office:value-type="float" office:value="132.496" calcext:value-type="float">
            <text:p>132.49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4.871" calcext:value-type="float">
            <text:p>134.871</text:p>
          </table:table-cell>
          <table:table-cell office:value-type="float" office:value="279372" calcext:value-type="float">
            <text:p>279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27% 23% 29% 6% 17% 17% 17%</text:p>
          </table:table-cell>
          <table:table-cell office:value-type="float" office:value="134.481" calcext:value-type="float">
            <text:p>134.48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3" calcext:value-type="float">
            <text:p>913</text:p>
          </table:table-cell>
          <table:table-cell office:value-type="float" office:value="132.132" calcext:value-type="float">
            <text:p>132.132</text:p>
          </table:table-cell>
          <table:table-cell office:value-type="float" office:value="269192" calcext:value-type="float">
            <text:p>2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8% 5% 26% 3% 24% 4% 20%</text:p>
          </table:table-cell>
          <table:table-cell office:value-type="float" office:value="131.709" calcext:value-type="float">
            <text:p>131.7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583" calcext:value-type="float">
            <text:p>21.583</text:p>
          </table:table-cell>
          <table:table-cell office:value-type="float" office:value="316820" calcext:value-type="float">
            <text:p>316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64% 4% 4% 3% 39%</text:p>
          </table:table-cell>
          <table:table-cell office:value-type="float" office:value="21.149" calcext:value-type="float">
            <text:p>21.14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526" calcext:value-type="float">
            <text:p>21.526</text:p>
          </table:table-cell>
          <table:table-cell office:value-type="float" office:value="316684" calcext:value-type="float">
            <text:p>316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79% 3% 3% 3% 23% 3% 4%</text:p>
          </table:table-cell>
          <table:table-cell office:value-type="float" office:value="21.083" calcext:value-type="float">
            <text:p>21.08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84" calcext:value-type="float">
            <text:p>21.84</text:p>
          </table:table-cell>
          <table:table-cell office:value-type="float" office:value="316724" calcext:value-type="float">
            <text:p>316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52% 11% 3% 4% 27% 20%</text:p>
          </table:table-cell>
          <table:table-cell office:value-type="float" office:value="21.382" calcext:value-type="float">
            <text:p>21.3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404" calcext:value-type="float">
            <text:p>21.404</text:p>
          </table:table-cell>
          <table:table-cell office:value-type="float" office:value="316684" calcext:value-type="float">
            <text:p>316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% 11% 5% 6% 25% 6% 4% 4%</text:p>
          </table:table-cell>
          <table:table-cell office:value-type="float" office:value="20.949" calcext:value-type="float">
            <text:p>20.94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652" calcext:value-type="float">
            <text:p>21.652</text:p>
          </table:table-cell>
          <table:table-cell office:value-type="float" office:value="316056" calcext:value-type="float">
            <text:p>316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2% 2% 2% 9% 1% 1% 1%</text:p>
          </table:table-cell>
          <table:table-cell office:value-type="float" office:value="21.199" calcext:value-type="float">
            <text:p>21.19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688" calcext:value-type="float">
            <text:p>21.688</text:p>
          </table:table-cell>
          <table:table-cell office:value-type="float" office:value="316748" calcext:value-type="float">
            <text:p>316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3% 3% 78% 5% 2% 3% 11%</text:p>
          </table:table-cell>
          <table:table-cell office:value-type="float" office:value="21.227" calcext:value-type="float">
            <text:p>21.22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1.451" calcext:value-type="float">
            <text:p>21.451</text:p>
          </table:table-cell>
          <table:table-cell office:value-type="float" office:value="317444" calcext:value-type="float">
            <text:p>31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6% 72% 4% 5% 4% 31%</text:p>
          </table:table-cell>
          <table:table-cell office:value-type="float" office:value="20.991" calcext:value-type="float">
            <text:p>20.99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2.422" calcext:value-type="float">
            <text:p>22.422</text:p>
          </table:table-cell>
          <table:table-cell office:value-type="float" office:value="316700" calcext:value-type="float">
            <text:p>31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8% 40% 23% 13% 11% 46% 21%</text:p>
          </table:table-cell>
          <table:table-cell office:value-type="float" office:value="21.967" calcext:value-type="float">
            <text:p>21.9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2.453" calcext:value-type="float">
            <text:p>22.453</text:p>
          </table:table-cell>
          <table:table-cell office:value-type="float" office:value="314668" calcext:value-type="float">
            <text:p>314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34% 35% 42% 16% 23% 40% 39%</text:p>
          </table:table-cell>
          <table:table-cell office:value-type="float" office:value="22.076" calcext:value-type="float">
            <text:p>22.0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9" calcext:value-type="float">
            <text:p>919</text:p>
          </table:table-cell>
          <table:table-cell office:value-type="float" office:value="22.031" calcext:value-type="float">
            <text:p>22.031</text:p>
          </table:table-cell>
          <table:table-cell office:value-type="float" office:value="316808" calcext:value-type="float">
            <text:p>316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5% 69% 4% 5% 4% 35%</text:p>
          </table:table-cell>
          <table:table-cell office:value-type="float" office:value="21.579" calcext:value-type="float">
            <text:p>21.5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752" calcext:value-type="float">
            <text:p>16.752</text:p>
          </table:table-cell>
          <table:table-cell office:value-type="float" office:value="312564" calcext:value-type="float">
            <text:p>31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9% 2% 2% 3% 83% 1%</text:p>
          </table:table-cell>
          <table:table-cell office:value-type="float" office:value="16.296" calcext:value-type="float">
            <text:p>16.29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729" calcext:value-type="float">
            <text:p>16.729</text:p>
          </table:table-cell>
          <table:table-cell office:value-type="float" office:value="312092" calcext:value-type="float">
            <text:p>312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6% 2% 2% 3% 85% 2%</text:p>
          </table:table-cell>
          <table:table-cell office:value-type="float" office:value="16.283" calcext:value-type="float">
            <text:p>16.28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712" calcext:value-type="float">
            <text:p>16.712</text:p>
          </table:table-cell>
          <table:table-cell office:value-type="float" office:value="312460" calcext:value-type="float">
            <text:p>31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% 4% 2% 2% 24% 2% 2% 1%</text:p>
          </table:table-cell>
          <table:table-cell office:value-type="float" office:value="16.255" calcext:value-type="float">
            <text:p>16.25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689" calcext:value-type="float">
            <text:p>16.689</text:p>
          </table:table-cell>
          <table:table-cell office:value-type="float" office:value="313092" calcext:value-type="float">
            <text:p>313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% 3% 2% 2% 14% 2% 1% 2%</text:p>
          </table:table-cell>
          <table:table-cell office:value-type="float" office:value="16.232" calcext:value-type="float">
            <text:p>16.232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7.053" calcext:value-type="float">
            <text:p>17.053</text:p>
          </table:table-cell>
          <table:table-cell office:value-type="float" office:value="311912" calcext:value-type="float">
            <text:p>31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3% 2% 3% 8% 2% 1% 2%</text:p>
          </table:table-cell>
          <table:table-cell office:value-type="float" office:value="16.595" calcext:value-type="float">
            <text:p>16.59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814" calcext:value-type="float">
            <text:p>16.814</text:p>
          </table:table-cell>
          <table:table-cell office:value-type="float" office:value="312756" calcext:value-type="float">
            <text:p>312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72% 2% 1% 1% 29%</text:p>
          </table:table-cell>
          <table:table-cell office:value-type="float" office:value="16.359" calcext:value-type="float">
            <text:p>16.35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907" calcext:value-type="float">
            <text:p>16.907</text:p>
          </table:table-cell>
          <table:table-cell office:value-type="float" office:value="312240" calcext:value-type="float">
            <text:p>312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4% 2% 2% 2% 67% 2%</text:p>
          </table:table-cell>
          <table:table-cell office:value-type="float" office:value="16.452" calcext:value-type="float">
            <text:p>16.452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7.244" calcext:value-type="float">
            <text:p>17.244</text:p>
          </table:table-cell>
          <table:table-cell office:value-type="float" office:value="320192" calcext:value-type="float">
            <text:p>32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85% 2% 2% 2% 16% 3% 2%</text:p>
          </table:table-cell>
          <table:table-cell office:value-type="float" office:value="16.787" calcext:value-type="float">
            <text:p>16.787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94" calcext:value-type="float">
            <text:p>16.94</text:p>
          </table:table-cell>
          <table:table-cell office:value-type="float" office:value="311788" calcext:value-type="float">
            <text:p>31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49% 2% 1% 2% 52% 2%</text:p>
          </table:table-cell>
          <table:table-cell office:value-type="float" office:value="16.483" calcext:value-type="float">
            <text:p>16.48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5" calcext:value-type="float">
            <text:p>965</text:p>
          </table:table-cell>
          <table:table-cell office:value-type="float" office:value="16.796" calcext:value-type="float">
            <text:p>16.796</text:p>
          </table:table-cell>
          <table:table-cell office:value-type="float" office:value="312112" calcext:value-type="float">
            <text:p>31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68% 2% 1% 2% 34% 2% 2%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9" calcext:value-type="float">
            <text:p>4.59</text:p>
          </table:table-cell>
          <table:table-cell office:value-type="float" office:value="259344" calcext:value-type="float">
            <text:p>259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3% 3% 90% 4% 3% 4% 14%</text:p>
          </table:table-cell>
          <table:table-cell office:value-type="float" office:value="4.127" calcext:value-type="float">
            <text:p>4.12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494" calcext:value-type="float">
            <text:p>4.494</text:p>
          </table:table-cell>
          <table:table-cell office:value-type="float" office:value="259228" calcext:value-type="float">
            <text:p>259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% 3% 10% 2% 5% 2% 3% 3%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3" calcext:value-type="float">
            <text:p>4.53</text:p>
          </table:table-cell>
          <table:table-cell office:value-type="float" office:value="259164" calcext:value-type="float">
            <text:p>259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40% 3% 2% 3% 62%</text:p>
          </table:table-cell>
          <table:table-cell office:value-type="float" office:value="4.064" calcext:value-type="float">
            <text:p>4.064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27" calcext:value-type="float">
            <text:p>4.527</text:p>
          </table:table-cell>
          <table:table-cell office:value-type="float" office:value="259640" calcext:value-type="float">
            <text:p>259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71% 4% 5% 5% 33% 5% 5%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84" calcext:value-type="float">
            <text:p>4.584</text:p>
          </table:table-cell>
          <table:table-cell office:value-type="float" office:value="280564" calcext:value-type="float">
            <text:p>280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20% 10% 16% 12% 23% 8% 63%</text:p>
          </table:table-cell>
          <table:table-cell office:value-type="float" office:value="4.177" calcext:value-type="float">
            <text:p>4.17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06" calcext:value-type="float">
            <text:p>4.506</text:p>
          </table:table-cell>
          <table:table-cell office:value-type="float" office:value="259756" calcext:value-type="float">
            <text:p>259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98% 5% 4% 2% 4% 3%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43" calcext:value-type="float">
            <text:p>4.543</text:p>
          </table:table-cell>
          <table:table-cell office:value-type="float" office:value="259336" calcext:value-type="float">
            <text:p>259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4% 3% 46% 4% 3% 4% 57%</text:p>
          </table:table-cell>
          <table:table-cell office:value-type="float" office:value="4.079" calcext:value-type="float">
            <text:p>4.079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609" calcext:value-type="float">
            <text:p>4.609</text:p>
          </table:table-cell>
          <table:table-cell office:value-type="float" office:value="259680" calcext:value-type="float">
            <text:p>259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22% 9% 48% 9% 10% 10% 43%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77" calcext:value-type="float">
            <text:p>4.577</text:p>
          </table:table-cell>
          <table:table-cell office:value-type="float" office:value="259548" calcext:value-type="float">
            <text:p>259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6% 37% 5% 13% 5% 65% 6%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2" calcext:value-type="float">
            <text:p>962</text:p>
          </table:table-cell>
          <table:table-cell office:value-type="float" office:value="4.502" calcext:value-type="float">
            <text:p>4.502</text:p>
          </table:table-cell>
          <table:table-cell office:value-type="float" office:value="259664" calcext:value-type="float">
            <text:p>25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4% 3% 3% 21% 3% 3% 3%</text:p>
          </table:table-cell>
          <table:table-cell office:value-type="float" office:value="4.049" calcext:value-type="float">
            <text:p>4.0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07" calcext:value-type="float">
            <text:p>4.307</text:p>
          </table:table-cell>
          <table:table-cell office:value-type="float" office:value="254876" calcext:value-type="float">
            <text:p>25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68% 3% 3% 2% 35% 4%</text:p>
          </table:table-cell>
          <table:table-cell office:value-type="float" office:value="3.852" calcext:value-type="float">
            <text:p>3.85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279" calcext:value-type="float">
            <text:p>4.279</text:p>
          </table:table-cell>
          <table:table-cell office:value-type="float" office:value="254624" calcext:value-type="float">
            <text:p>254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3% 63% 3% 4% 4% 39%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247" calcext:value-type="float">
            <text:p>4.247</text:p>
          </table:table-cell>
          <table:table-cell office:value-type="float" office:value="258552" calcext:value-type="float">
            <text:p>25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% 2% 3% 3% 20% 3% 5% 2%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14" calcext:value-type="float">
            <text:p>4.314</text:p>
          </table:table-cell>
          <table:table-cell office:value-type="float" office:value="254436" calcext:value-type="float">
            <text:p>254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3% 51% 3% 4% 4% 52% 3%</text:p>
          </table:table-cell>
          <table:table-cell office:value-type="float" office:value="3.851" calcext:value-type="float">
            <text:p>3.851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293" calcext:value-type="float">
            <text:p>4.293</text:p>
          </table:table-cell>
          <table:table-cell office:value-type="float" office:value="258932" calcext:value-type="float">
            <text:p>258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89% 2% 3% 3% 13% 4%</text:p>
          </table:table-cell>
          <table:table-cell office:value-type="float" office:value="3.832" calcext:value-type="float">
            <text:p>3.83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22" calcext:value-type="float">
            <text:p>4.322</text:p>
          </table:table-cell>
          <table:table-cell office:value-type="float" office:value="256656" calcext:value-type="float">
            <text:p>256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84% 4% 3% 4% 19% 4%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27" calcext:value-type="float">
            <text:p>4.327</text:p>
          </table:table-cell>
          <table:table-cell office:value-type="float" office:value="255316" calcext:value-type="float">
            <text:p>255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72% 3% 3% 3% 30% 2%</text:p>
          </table:table-cell>
          <table:table-cell office:value-type="float" office:value="3.867" calcext:value-type="float">
            <text:p>3.867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263" calcext:value-type="float">
            <text:p>4.263</text:p>
          </table:table-cell>
          <table:table-cell office:value-type="float" office:value="258412" calcext:value-type="float">
            <text:p>258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2% 99% 2%</text:p>
          </table:table-cell>
          <table:table-cell office:value-type="float" office:value="3.802" calcext:value-type="float">
            <text:p>3.802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22" calcext:value-type="float">
            <text:p>4.322</text:p>
          </table:table-cell>
          <table:table-cell office:value-type="float" office:value="254284" calcext:value-type="float">
            <text:p>254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100% 4% 4% 4% 3% 4%</text:p>
          </table:table-cell>
          <table:table-cell office:value-type="float" office:value="3.859" calcext:value-type="float">
            <text:p>3.85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1" calcext:value-type="float">
            <text:p>981</text:p>
          </table:table-cell>
          <table:table-cell office:value-type="float" office:value="4.326" calcext:value-type="float">
            <text:p>4.326</text:p>
          </table:table-cell>
          <table:table-cell office:value-type="float" office:value="257948" calcext:value-type="float">
            <text:p>257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7% 3% 3% 4% 4% 3% 2%</text:p>
          </table:table-cell>
          <table:table-cell office:value-type="float" office:value="3.864" calcext:value-type="float">
            <text:p>3.8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88" calcext:value-type="float">
            <text:p>2.488</text:p>
          </table:table-cell>
          <table:table-cell office:value-type="float" office:value="264580" calcext:value-type="float">
            <text:p>264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4% 24% 4% 80% 5% 3%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69" calcext:value-type="float">
            <text:p>2.469</text:p>
          </table:table-cell>
          <table:table-cell office:value-type="float" office:value="265548" calcext:value-type="float">
            <text:p>265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00% 6% 5% 6% 5% 7% 7%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45" calcext:value-type="float">
            <text:p>2.445</text:p>
          </table:table-cell>
          <table:table-cell office:value-type="float" office:value="267336" calcext:value-type="float">
            <text:p>267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4% 32% 3% 5% 3% 72% 5%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56" calcext:value-type="float">
            <text:p>2.456</text:p>
          </table:table-cell>
          <table:table-cell office:value-type="float" office:value="267108" calcext:value-type="float">
            <text:p>267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6% 4% 5% 4% 98% 5% 6%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52" calcext:value-type="float">
            <text:p>2.452</text:p>
          </table:table-cell>
          <table:table-cell office:value-type="float" office:value="267096" calcext:value-type="float">
            <text:p>26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4% 5% 4% 6% 5% 5% 4%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64" calcext:value-type="float">
            <text:p>2.464</text:p>
          </table:table-cell>
          <table:table-cell office:value-type="float" office:value="265472" calcext:value-type="float">
            <text:p>26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% 6% 5% 6% 27% 8% 5% 6%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56" calcext:value-type="float">
            <text:p>2.456</text:p>
          </table:table-cell>
          <table:table-cell office:value-type="float" office:value="265996" calcext:value-type="float">
            <text:p>26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4% 5% 5% 4% 4% 4% 4%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87" calcext:value-type="float">
            <text:p>2.487</text:p>
          </table:table-cell>
          <table:table-cell office:value-type="float" office:value="264000" calcext:value-type="float">
            <text:p>2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4% 4% 6% 4% 5% 3% 3%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61" calcext:value-type="float">
            <text:p>2.461</text:p>
          </table:table-cell>
          <table:table-cell office:value-type="float" office:value="266036" calcext:value-type="float">
            <text:p>266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5% 100% 4% 4% 4% 5%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2.482" calcext:value-type="float">
            <text:p>2.482</text:p>
          </table:table-cell>
          <table:table-cell office:value-type="float" office:value="264328" calcext:value-type="float">
            <text:p>26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7% 6% 6% 6% 5% 6% 6%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97" calcext:value-type="float">
            <text:p>0.997</text:p>
          </table:table-cell>
          <table:table-cell office:value-type="float" office:value="200036" calcext:value-type="float">
            <text:p>200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3% 13% 37% 20% 13% 13% 74%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5" calcext:value-type="float">
            <text:p>0.955</text:p>
          </table:table-cell>
          <table:table-cell office:value-type="float" office:value="199636" calcext:value-type="float">
            <text:p>199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5% 16% 14% 14% 98% 14% 13%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5" calcext:value-type="float">
            <text:p>0.955</text:p>
          </table:table-cell>
          <table:table-cell office:value-type="float" office:value="199608" calcext:value-type="float">
            <text:p>19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98% 14% 22% 13% 14% 16% 14%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11" calcext:value-type="float">
            <text:p>0.911</text:p>
          </table:table-cell>
          <table:table-cell office:value-type="float" office:value="193676" calcext:value-type="float">
            <text:p>19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100% 20% 18% 20% 24% 22% 18%</text:p>
          </table:table-cell>
          <table:table-cell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9" calcext:value-type="float">
            <text:p>0.959</text:p>
          </table:table-cell>
          <table:table-cell office:value-type="float" office:value="199360" calcext:value-type="float">
            <text:p>199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% 18% 13% 14% 36% 12% 14% 14%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63" calcext:value-type="float">
            <text:p>0.963</text:p>
          </table:table-cell>
          <table:table-cell office:value-type="float" office:value="198560" calcext:value-type="float">
            <text:p>19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6% 22% 14% 18% 13% 90% 14%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9" calcext:value-type="float">
            <text:p>0.959</text:p>
          </table:table-cell>
          <table:table-cell office:value-type="float" office:value="199904" calcext:value-type="float">
            <text:p>19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6% 14% 98% 12% 14% 20% 14%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9" calcext:value-type="float">
            <text:p>0.959</text:p>
          </table:table-cell>
          <table:table-cell office:value-type="float" office:value="200076" calcext:value-type="float">
            <text:p>200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% 14% 14% 98% 14% 14% 18% 14%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3" calcext:value-type="float">
            <text:p>0.953</text:p>
          </table:table-cell>
          <table:table-cell office:value-type="float" office:value="200956" calcext:value-type="float">
            <text:p>200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% 16% 14% 16% 47% 16% 13% 14%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0.953" calcext:value-type="float">
            <text:p>0.953</text:p>
          </table:table-cell>
          <table:table-cell office:value-type="float" office:value="199588" calcext:value-type="float">
            <text:p>199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% 18% 14% 16% 45% 16% 14% 16%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 – python</text:p>
          </table:table-cell>
          <table:table-cell table:formula="of:=AVERAGE([.J2:.J11])" office:value-type="float" office:value="18.821" calcext:value-type="float">
            <text:p>18.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_channels</text:p>
          </table:table-cell>
          <table:table-cell table:formula="of:=AVERAGE([.J13:.J22])" office:value-type="float" office:value="133.3274" calcext:value-type="float">
            <text:p>133.3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 resumables</text:p>
          </table:table-cell>
          <table:table-cell table:formula="of:=AVERAGE([.J24:.J33])" office:value-type="float" office:value="21.3602" calcext:value-type="float">
            <text:p>21.3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timized</text:p>
          </table:table-cell>
          <table:table-cell table:formula="of:=AVERAGE([.J35:.J44])" office:value-type="float" office:value="16.4082" calcext:value-type="float">
            <text:p>16.4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resumable</text:p>
          </table:table-cell>
          <table:table-cell table:formula="of:=AVERAGE([.J46:.J55])" office:value-type="float" office:value="4.096" calcext:value-type="float">
            <text:p>4.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print</text:p>
          </table:table-cell>
          <table:table-cell table:formula="of:=AVERAGE([.J57:.J66])" office:value-type="float" office:value="3.8397" calcext:value-type="float">
            <text:p>3.8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</text:p>
          </table:table-cell>
          <table:table-cell table:formula="of:=AVERAGE([.J68:.J77])" office:value-type="float" office:value="2.005" calcext:value-type="float">
            <text:p>2.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ref</text:p>
          </table:table-cell>
          <table:table-cell table:formula="of:=AVERAGE([.J79:.J88])" office:value-type="float" office:value="0.4993" calcext:value-type="float">
            <text:p>0.49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2:35:11.260325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2:33:02.418311379</dc:date>
    <meta:editing-duration>PT7M49S</meta:editing-duration>
    <meta:editing-cycles>3</meta:editing-cycles>
    <meta:generator>LibreOffice/6.4.7.2$Linux_X86_64 LibreOffice_project/40$Build-2</meta:generator>
    <meta:document-statistic meta:table-count="1" meta:cell-count="828" meta:object-count="0"/>
  </office:meta>
</office:document-meta>
</file>